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5000001FDB952E543FA3DE258.png" manifest:media-type="image/png"/>
  <manifest:file-entry manifest:full-path="Pictures/10000201000002B700000197F76658EFB977CD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14cm" svg:height="4.869cm" svg:x="5.102cm" svg:y="3.286cm">
          <draw:image xlink:href="Pictures/10000201000002B700000197F76658EFB977CD5A.png" xlink:type="simple" xlink:show="embed" xlink:actuate="onLoad">
            <text:p/>
          </draw:image>
        </draw:frame>
        <draw:frame draw:style-name="gr1" draw:text-style-name="P1" draw:layer="layout" svg:width="8.306cm" svg:height="6.248cm" svg:x="5.106cm" svg:y="8.239cm">
          <draw:image xlink:href="Pictures/10000201000002A5000001FDB952E543FA3DE25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3T15:23:52.743428030</meta:creation-date>
    <dc:date>2020-07-03T15:42:04.095376732</dc:date>
    <meta:editing-duration>PT2M37S</meta:editing-duration>
    <meta:editing-cycles>3</meta:editing-cycles>
    <meta:generator>LibreOffice/6.0.7.3$Linux_X86_64 LibreOffice_project/00m0$Build-3</meta:generator>
    <meta:document-statistic meta:object-count="2"/>
  </office:meta>
</office:document-meta>
</file>